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text-align="start" style:justify-single-word="false"/>
      <style:text-properties fo:font-weight="normal" style:font-weight-asian="normal" style:font-weight-complex="normal"/>
    </style:style>
    <style:style style:name="P10"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11" style:family="paragraph" style:parent-style-name="Standard" style:list-style-name="L4">
      <style:paragraph-properties fo:margin-left="0in" fo:margin-right="0in" fo:text-align="start" style:justify-single-word="false" fo:text-indent="0in" style:auto-text-indent="false"/>
      <style:text-properties fo:font-weight="normal" style:font-weight-asian="normal" style:font-weight-complex="normal"/>
    </style:style>
    <style:style style:name="P12" style:family="paragraph" style:parent-style-name="Standard" style:list-style-name="L5">
      <style:paragraph-properties fo:margin-left="0in" fo:margin-right="0in" fo:text-align="start" style:justify-single-word="false"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4"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5">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process for installing, configuring, and uninstalling BiblioteQ.</text:p>
      <text:p text:style-name="P2"/>
      <text:list xml:id="list905496675" text:style-name="L1">
        <text:list-item>
          <text:p text:style-name="P7">Database Configuration</text:p>
        </text:list-item>
      </text:list>
      <text:p text:style-name="P3"/>
      <text:p text:style-name="P5"><text:tab/>1.1 PostgreSQL Database Configuration</text:p>
      <text:p text:style-name="P3"/>
      <text:p text:style-name="P3"><text:tab/>BiblioteQ supports version 7.4.16 of PostgreSQL. Versions 8.x are also supported. Based on user feedback, PostgreSQL 9.x does not correctly retain image information. Please follow the PostgreSQL-provided documentation for installing PostgreSQL. After installing the required PostgreSQL packages, please perform the following operations:</text:p>
      <text:list xml:id="list120102070" text:style-name="L2">
        <text:list-item>
          <text:p text:style-name="P8">Create the xbook_db database via createdb xbook_db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5"><text:tab/>1.2 SQLite Database Configuration</text:p>
      <text:p text:style-name="P3"/>
      <text:p text:style-name="P3"><text:tab/>BiblioteQ supports version 3.5.6 of SQLite. Higher versions are also supported. To initialize an SQLite database that's suitable for BiblioteQ, perform the following operation:</text:p>
      <text:list xml:id="list574953944" text:style-name="L3">
        <text:list-item>
          <text:p text:style-name="P9">sqlite3 -init sqlite_create_schema.sql biblioteq.db.</text:p>
        </text:list-item>
      </text:list>
      <text:p text:style-name="P3"/>
      <text:p text:style-name="P2"><text:tab/>1.3 Database Updates</text:p>
      <text:p text:style-name="P3"/>
      <text:p text:style-name="P3"><text:tab/>It is sometimes necessary to update a database schema after a software update. To do so, please execute the SQL statements that are located in the postgresql_update_schema.sql and sqlite_update_schema.sql files under the appropriate software version. You may also be required to execute additional steps via BiblioteQ. Please read and follow the version-specific instructions listed at <text:a xlink:type="simple" xlink:href="http://biblioteq.sourceforge.net/news.html">http://biblioteq.sourceforge.net/news.html.</text:a></text:p>
      <text:p text:style-name="P3"/>
      <text:p text:style-name="P2">2. BiblioteQ Installation</text:p>
      <text:p text:style-name="P3"/>
      <text:p text:style-name="P2"><text:tab/>2.1 OS X and Windows Installation</text:p>
      <text:p text:style-name="P3"/>
      <text:p text:style-name="P3"><text:tab/>OS X and Windows users are urged to download the appropriate installers. After an installer has been downloaded, double-click on the appropriate icon and follow the on-screen instructions.</text:p>
      <text:p text:style-name="P3"/>
      <text:p text:style-name="P2"><text:tab/>2.2 Unix Installation</text:p>
      <text:p text:style-name="P3"/>
      <text:p text:style-name="P3"><text:tab/>Installing BiblioteQ on platforms that lack installers involves several operations. First, please resolve the following software prerequisites:</text:p>
      <text:list xml:id="list228616942" text:style-name="L4">
        <text:list-item>
          <text:p text:style-name="P11"><text:soft-page-break/>Qt 4.7.3, or greater, must be installed. Please download the software from <text:a xlink:type="simple" xlink:href="http://www.qtsoftware.com/downloads">http://www.qtsoftware.com/downloads</text:a>. You have the option of building Qt with the PostgreSQL driver or creating the driver separately as a plugin. You may compile Qt with the PostgreSQL driver via ./configure -v -qt-sql-psql -I /usr/local/include/postgresql -L /usr/local/lib/postgresql. The include and library directories may be different depending upon your environment.</text:p>
        </text:list-item>
        <text:list-item>
          <text:p text:style-name="P11">YAZ 2.1.53, or higher, must be installed. Please download the software from <text:a xlink:type="simple" xlink:href="http://www.indexdata.com/yaz">http://www.indexdata.com/yaz</text:a><text:a xlink:type="simple" xlink:href="http://www.sqlite.org/download.html">.</text:a></text:p>
        </text:list-item>
        <text:list-item>
          <text:p text:style-name="P11">If you intend to use PostgreSQL, the PostgreSQL database package must be installed. Please download the software from <text:a xlink:type="simple" xlink:href="http://www.postgresql.org/download">http://www.postgresql.org/download</text:a>.</text:p>
        </text:list-item>
        <text:list-item>
          <text:p text:style-name="P11">If you intend to use SQLite, the SQLite 3.5.6 package must be installed. Please download the software from <text:a xlink:type="simple" xlink:href="http://www.sqlite.org/download.html">http://www.sqlite.org/download.html</text:a>.</text:p>
        </text:list-item>
        <text:list-item>
          <text:p text:style-name="P11">After the required dependencies have been fulfilled and your environment is properly configured for Qt, build BiblioteQ via qmake -o Makefile biblioteq.pro &amp;&amp; make.</text:p>
        </text:list-item>
        <text:list-item>
          <text:p text:style-name="P11">Finally, execute sudo make install.</text:p>
        </text:list-item>
      </text:list>
      <text:p text:style-name="P6"/>
      <text:p text:style-name="P5">3. Configuring BiblioteQ</text:p>
      <text:p text:style-name="P6"/>
      <text:p text:style-name="P6"><text:tab/>Configuring the runtime environment of BiblioteQ is relatively easy. Bundled with the software is the biblioteq.conf file. After BiblioteQ has been installed, please review the biblioteq.conf file. If necessary, please modify it to suit your preferences.</text:p>
      <text:p text:style-name="P6"/>
      <text:p text:style-name="P5">4. Uninstalling BiblioteQ</text:p>
      <text:p text:style-name="P6"/>
      <text:p text:style-name="P5"><text:tab/>4.1 OS X</text:p>
      <text:p text:style-name="P6"/>
      <text:p text:style-name="P6"><text:tab/>To uninstall BiblioteQ, simply remove the /Applications/BiblioteQ.d directory. You may also wish to remove users' configuration files (/Users/user/Library/Preferences/net.sourceforge.biblioteq.BiblioteQ.plist).</text:p>
      <text:p text:style-name="P6"/>
      <text:p text:style-name="P6"><text:tab/><text:span text:style-name="T1">4.2 Unix</text:span></text:p>
      <text:p text:style-name="P6"/>
      <text:p text:style-name="P6"><text:tab/>To uninstall BiblioteQ, remove the /usr/local/biblioteq directory and the /usr/local/bin/biblioteq.sh script. You may also wish to remove users' configuration directories (/home/user/.config/BiblioteQ).</text:p>
      <text:p text:style-name="P6"/>
      <text:p text:style-name="P6"><text:tab/><text:span text:style-name="T1">4.3 Windows</text:span></text:p>
      <text:p text:style-name="P6"/>
      <text:p text:style-name="P6"><text:tab/>Simply run the BiblioteQ-Uninstaller executable that is located in your installation directory. You may also wish to remove the registry entry for BiblioteQ. Launch regedit and remove My Computer\HKEY_CURRENT_USER\Software\BiblioteQ.</text:p>
      <text:p text:style-name="P6"/>
      <text:p text:style-name="P5">5. PostgreSQL Database Removal</text:p>
      <text:p text:style-name="P5"/>
      <text:p text:style-name="P5"><text:tab/>5.1 OS X and Unix</text:p>
      <text:p text:style-name="P5"/>
      <text:p text:style-name="P5"><text:tab/><text:span text:style-name="T2">The dropdb command may be used to remove a PostgreSQL database. </text:span><text:span text:style-name="T2">The dropuser command may be used to remove PostgreSQL users.</text:span><text:span text:style-name="T2"> </text:span><text:span text:style-name="T2">If available, </text:span><text:span text:style-name="T2">pgAdmin may also be used.</text:span></text:p>
      <text:p text:style-name="P6"/>
      <text:p text:style-name="P5"><text:soft-page-break/><text:span text:style-name="T2"><text:tab/></text:span>5.2 Windows</text:p>
      <text:p text:style-name="P6"/>
      <text:p text:style-name="P6"><text:tab/>Please use pgAdmin.</text:p>
      <text:p text:style-name="P6"/>
      <text:p text:style-name="P5">6. SQLite Database Removal</text:p>
      <text:p text:style-name="P6"/>
      <text:p text:style-name="P5"><text:tab/><text:span text:style-name="T2">Delete the SQLite database file.</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Alexis Megas</meta:initial-creator>
    <meta:creation-date>2009-01-24T10:30:40</meta:creation-date>
    <dc:date>2011-05-19T16:17:18</dc:date>
    <meta:editing-cycles>173</meta:editing-cycles>
    <meta:editing-duration>P1DT6H39M36S</meta:editing-duration>
    <meta:document-statistic meta:table-count="0" meta:image-count="0" meta:object-count="0" meta:page-count="3" meta:paragraph-count="42" meta:word-count="593" meta:character-count="4505"/>
    <meta:user-defined meta:name="Info 1"/>
    <meta:user-defined meta:name="Info 2"/>
    <meta:user-defined meta:name="Info 3"/>
    <meta:user-defined meta:name="Info 4"/>
  </office:meta>
</office:document-meta>
</file>